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d36a" officeooo:paragraph-rsid="0011d36a"/>
    </style:style>
    <style:style style:name="P2" style:family="paragraph" style:parent-style-name="Standard">
      <style:text-properties officeooo:rsid="0011d36a" officeooo:paragraph-rsid="0011e82d"/>
    </style:style>
    <style:style style:name="P3" style:family="paragraph" style:parent-style-name="Standard">
      <style:text-properties officeooo:rsid="0011d36a" officeooo:paragraph-rsid="001a22c9"/>
    </style:style>
    <style:style style:name="P4" style:family="paragraph" style:parent-style-name="Standard">
      <style:text-properties officeooo:paragraph-rsid="0011e82d"/>
    </style:style>
    <style:style style:name="P5" style:family="paragraph" style:parent-style-name="Standard">
      <style:text-properties officeooo:rsid="0011e82d" officeooo:paragraph-rsid="0011e82d"/>
    </style:style>
    <style:style style:name="P6" style:family="paragraph" style:parent-style-name="Standard">
      <style:text-properties officeooo:paragraph-rsid="001a22c9"/>
    </style:style>
    <style:style style:name="P7" style:family="paragraph" style:parent-style-name="Text_20_body">
      <style:text-properties officeooo:rsid="0011d36a" officeooo:paragraph-rsid="0011d36a"/>
    </style:style>
    <style:style style:name="P8" style:family="paragraph" style:parent-style-name="Text_20_body">
      <style:text-properties officeooo:rsid="0011d36a" officeooo:paragraph-rsid="0011e82d"/>
    </style:style>
    <style:style style:name="P9" style:family="paragraph" style:parent-style-name="Text_20_body">
      <style:text-properties officeooo:rsid="0011d36a" officeooo:paragraph-rsid="00127fa3"/>
    </style:style>
    <style:style style:name="P10" style:family="paragraph" style:parent-style-name="Text_20_body">
      <style:text-properties officeooo:rsid="00127fa3" officeooo:paragraph-rsid="00127fa3"/>
    </style:style>
    <style:style style:name="P11" style:family="paragraph" style:parent-style-name="Text_20_body">
      <style:text-properties officeooo:rsid="0013cae8" officeooo:paragraph-rsid="0013cae8"/>
    </style:style>
    <style:style style:name="P12" style:family="paragraph" style:parent-style-name="Text_20_body">
      <style:text-properties officeooo:rsid="0013cae8" officeooo:paragraph-rsid="001471d6"/>
    </style:style>
    <style:style style:name="P13" style:family="paragraph" style:parent-style-name="Text_20_body">
      <style:text-properties officeooo:rsid="001471d6" officeooo:paragraph-rsid="001471d6"/>
    </style:style>
    <style:style style:name="P14" style:family="paragraph" style:parent-style-name="Text_20_body">
      <style:text-properties officeooo:paragraph-rsid="001471d6"/>
    </style:style>
    <style:style style:name="P15" style:family="paragraph" style:parent-style-name="Text_20_body">
      <style:text-properties officeooo:rsid="00164b94" officeooo:paragraph-rsid="00164b94"/>
    </style:style>
    <style:style style:name="P16" style:family="paragraph" style:parent-style-name="Text_20_body">
      <style:text-properties officeooo:rsid="0017bfa5" officeooo:paragraph-rsid="0017bfa5"/>
    </style:style>
    <style:style style:name="P17" style:family="paragraph" style:parent-style-name="Text_20_body">
      <style:text-properties officeooo:paragraph-rsid="0017bfa5"/>
    </style:style>
    <style:style style:name="P18" style:family="paragraph" style:parent-style-name="Text_20_body">
      <style:text-properties officeooo:rsid="00184277" officeooo:paragraph-rsid="00184277"/>
    </style:style>
    <style:style style:name="P19" style:family="paragraph" style:parent-style-name="Text_20_body">
      <style:text-properties officeooo:rsid="0019809a" officeooo:paragraph-rsid="0019809a"/>
    </style:style>
    <style:style style:name="P20" style:family="paragraph" style:parent-style-name="Text_20_body">
      <style:text-properties officeooo:rsid="0019ddb8" officeooo:paragraph-rsid="0019ddb8"/>
    </style:style>
    <style:style style:name="P21" style:family="paragraph" style:parent-style-name="Text_20_body">
      <style:text-properties officeooo:rsid="0011e82d" officeooo:paragraph-rsid="0011e82d"/>
    </style:style>
    <style:style style:name="P22" style:family="paragraph" style:parent-style-name="Text_20_body">
      <style:text-properties officeooo:rsid="001a22c9" officeooo:paragraph-rsid="001a22c9"/>
    </style:style>
    <style:style style:name="P23" style:family="paragraph" style:parent-style-name="Heading_20_1">
      <style:text-properties officeooo:rsid="00164b94"/>
    </style:style>
    <style:style style:name="P24" style:family="paragraph" style:parent-style-name="Heading_20_1">
      <style:text-properties officeooo:rsid="0017bfa5" officeooo:paragraph-rsid="0017bfa5"/>
    </style:style>
    <style:style style:name="T1" style:family="text">
      <style:text-properties officeooo:rsid="0011d36a"/>
    </style:style>
    <style:style style:name="T2" style:family="text">
      <style:text-properties style:text-underline-style="solid" style:text-underline-width="auto" style:text-underline-color="font-color"/>
    </style:style>
    <style:style style:name="T3" style:family="text">
      <style:text-properties style:text-position="super 58%"/>
    </style:style>
    <style:style style:name="T4" style:family="text">
      <style:text-properties style:text-position="super 58%" officeooo:rsid="0011e82d"/>
    </style:style>
    <style:style style:name="T5" style:family="text">
      <style:text-properties style:text-position="super 58%" officeooo:rsid="001471d6"/>
    </style:style>
    <style:style style:name="T6" style:family="text">
      <style:text-properties style:text-position="super 58%" officeooo:rsid="0017bfa5"/>
    </style:style>
    <style:style style:name="T7" style:family="text">
      <style:text-properties style:text-position="super 58%" officeooo:rsid="0011d36a"/>
    </style:style>
    <style:style style:name="T8" style:family="text">
      <style:text-properties officeooo:rsid="0011e82d"/>
    </style:style>
    <style:style style:name="T9" style:family="text">
      <style:text-properties officeooo:rsid="00127fa3"/>
    </style:style>
    <style:style style:name="T10" style:family="text">
      <style:text-properties officeooo:rsid="001471d6"/>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officeooo:rsid="0017bfa5"/>
    </style:style>
    <style:style style:name="T14" style:family="text">
      <style:text-properties officeooo:rsid="0019809a"/>
    </style:style>
    <style:style style:name="T15" style:family="text">
      <style:text-properties style:text-position="0% 100%"/>
    </style:style>
    <style:style style:name="T16" style:family="text">
      <style:text-properties style:text-position="0% 100%" officeooo:rsid="001b85da"/>
    </style:style>
    <style:style style:name="T17" style:family="text">
      <style:text-properties officeooo:rsid="001a22c9"/>
    </style:style>
    <style:style style:name="T18" style:family="text">
      <style:text-properties officeooo:rsid="001b85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arch by Uniprot accession number or entry name: </text:h>
      <text:p text:style-name="Text_20_body"/>
      <text:p text:style-name="P7">CCD will search the Uniprot database (<text:a xlink:type="simple" xlink:href="http://www.uniprot.org/" text:style-name="Internet_20_link" text:visited-style-name="Visited_20_Internet_20_Link">www.uniprot.org</text:a>) for the entry corresponding to the given accession number (e.g. Q15287) or secondary accession number (also known as entry name – e.g. RNPS1_HUMAN)<text:span text:style-name="T3">[1]</text:span>.</text:p>
      <text:p text:style-name="P7">CCD will then parse the Uniprot entry for:</text:p>
      <text:p text:style-name="P7">1 – All the known splicing isoforms (protein sequence)</text:p>
      <text:p text:style-name="P8">2 – All the crossreference to the <text:span text:style-name="T8">c</text:span>DNA / <text:span text:style-name="T8">mRNA</text:span> sequence<text:span text:style-name="T8">s in the</text:span> NCBI <text:a xlink:type="simple" xlink:href="https://www.ncbi.nlm.nih.gov/genbank/" text:style-name="Internet_20_link" text:visited-style-name="Visited_20_Internet_20_Link"><text:span text:style-name="T8">Genbank</text:span></text:a><text:span text:style-name="T8">, and </text:span><text:a xlink:type="simple" xlink:href="https://www.ncbi.nlm.nih.gov/CCDS/" text:style-name="Internet_20_link" text:visited-style-name="Visited_20_Internet_20_Link"><text:span text:style-name="T8">CCDS</text:span></text:a><text:span text:style-name="T8"> databases</text:span><text:span text:style-name="T4">[2,3]</text:span>. </text:p>
      <text:p text:style-name="P7">Finally, CCD will attempt to match each known protein isoform to a DNA sequence among the crossreferences. </text:p>
      <text:p text:style-name="P7">The matching is done <text:span text:style-name="T2">at protein sequence level.</text:span> The database-annotated coding sequence (for eukaryotic genes) or all the possible ORFs (for prokaryotes and archaea) are translated and check<text:span text:style-name="T9">ed</text:span> for exact <text:span text:style-name="T9">protein sequence </text:span>match to each Uniprot isoform. Additionally, to account for possible sequence conflicts or annotation error, CCD can also do a fuzzy match, in which up to three substitutions between the translated cds and the uniprot isoform are allowed. Fuzzy matches are ignored if exact matches are found.</text:p>
      <text:p text:style-name="P7">CCD will then display to the user all the known isoforms, along with all the matching DNA entries (hyperliked to their source). <text:span text:style-name="T9">Fuzzy matches are displayed only if no exact match is found, and the substitutions are listed (e.g. Q9UJ41 RABX5_HUMAN isoforms 1 and 3) . </text:span>We encourage the user to review the primary evidence behind the existence of each uniprot isoform – in our experience, some isoforms provided by uniprot are actually annotation artifacts.</text:p>
      <text:p text:style-name="P10">Once the search is complete, the user can choose the desired isoform by clicking the radial button to the left of the isoform name. This will automatically paste the DNA corresponding to the isoform in the DNA sequence area. Pressing submit will move to the next step (Mark starts and stops)</text:p>
      <text:p text:style-name="P9"/>
      <text:p text:style-name="P1">Notes:</text:p>
      <text:p text:style-name="P1"/>
      <text:p text:style-name="P2">[1]. Note that although primary accession numbers are guaranteed by Uniprot to be stable (i.e. unchanging), secondary accession numbers and entry names are regularly changed and updated at each Uniprot release. For example, the secondary accession number for Q9NXR7 was changed from BRE_HUMAN to BABA2_HUMAN on release 2017/07.</text:p>
      <text:p text:style-name="P4"/>
      <text:p text:style-name="P21">[2]. For eukaryotic protein, only sequences corresponding to mature, spliced mRNA / cDNA are considered. Genomic sequences are ignored; we consider splicing variant prediction beyond the scope of CCD.</text:p>
      <text:p text:style-name="P5">[3]. Some Uniprot entries, especially those derived from lower quality TrEMBL entries, might lack any crossreference to a cDNA / mature mRNA sequence. In this case, CCD will be unable to <text:soft-page-break/>continue and return an error. An example is G3WCZ0 (G3WCZ0_SARHA), which has only references to genomic DNA.</text:p>
      <text:p text:style-name="P5"/>
      <text:h text:style-name="Heading_20_2" text:outline-level="2">The given ID is not a valid uniprot accession number or entry name.</text:h>
      <text:p text:style-name="Text_20_body"/>
      <text:p text:style-name="P22">Please input a valid Uniprot identifier<text:span text:style-name="T3">[1]</text:span> <text:span text:style-name="T1">(e.g. Q15287) </text:span>or secondary accession number<text:span text:style-name="T3">[1]</text:span> (<text:span text:style-name="T1">e.g. RNPS1_HUMAN)</text:span>. </text:p>
      <text:p text:style-name="P22">Gene names and other keywords are not recognized<text:span text:style-name="T3">[2]</text:span>.</text:p>
      <text:p text:style-name="P22">If you do not know the identifier / accession number for your protein of interest, you can search for it on <text:s/><text:a xlink:type="simple" xlink:href="http://www.uniprot.org/" text:style-name="Internet_20_link" text:visited-style-name="Visited_20_Internet_20_Link">U</text:a><text:a xlink:type="simple" xlink:href="http://www.uniprot.org/" text:style-name="Internet_20_link" text:visited-style-name="Visited_20_Internet_20_Link">niprot</text:a></text:p>
      <text:p text:style-name="P22"><text:span text:style-name="T3">[1]</text:span><text:span text:style-name="T15">:</text:span><text:span text:style-name="T3"> </text:span>Each protein in the Uniprot database is identified via a<text:span text:style-name="T1"> </text:span>primary <text:span text:style-name="T1">accession number (e.g. Q15287) or secondary accession number (also known as entry name – e.g. RNPS1_HUMAN)</text:span><text:span text:style-name="T7">[1]</text:span><text:span text:style-name="T1">.</text:span></text:p>
      <text:p text:style-name="P3"><text:span text:style-name="T17">Primary a</text:span>ccession numbers are guaranteed by Uniprot to be stable (i.e. unchanging). </text:p>
      <text:p text:style-name="P3"><text:span text:style-name="T17">Secondary accession numbers can change</text:span> <text:span text:style-name="T17">with new</text:span> Uniprot release<text:span text:style-name="T17">s</text:span>.</text:p>
      <text:p text:style-name="P3"><text:s/></text:p>
      <text:p text:style-name="P6"><text:span text:style-name="T17">If your </text:span>secondary accession number <text:span text:style-name="T17">is not recognized, visit </text:span><text:a xlink:type="simple" xlink:href="http://www.uniprot.org/" text:style-name="Internet_20_link" text:visited-style-name="Visited_20_Internet_20_Link"><text:span text:style-name="T17">U</text:span></text:a><text:a xlink:type="simple" xlink:href="http://www.uniprot.org/" text:style-name="Internet_20_link" text:visited-style-name="Visited_20_Internet_20_Link"><text:span text:style-name="T17">niprot</text:span></text:a><text:span text:style-name="T17"> and check that it has not changed.</text:span></text:p>
      <text:p text:style-name="P6"/>
      <text:p text:style-name="P22"><text:span text:style-name="T3">[2]</text:span><text:span text:style-name="T15">: We chose not to implement a search function. Please specify clearly the exact protein you want.</text:span></text:p>
      <text:p text:style-name="P6"/>
      <text:p text:style-name="P5"/>
      <text:h text:style-name="Heading_20_1" text:outline-level="1">Paste DNA sequence</text:h>
      <text:p text:style-name="P11"><text:span text:style-name="T10">You can provide CCD with the </text:span>ORF coding for your protein of interest <text:span text:style-name="T10">in the following ways:</text:span></text:p>
      <text:p text:style-name="P13">(1): Paste it in the DNA sequence window</text:p>
      <text:p text:style-name="P12"><text:span text:style-name="T10">(2) U</text:span>pload a text file containing your sequence (<text:a xlink:type="simple" xlink:href="https://en.wikipedia.org/wiki/FASTA_format" text:style-name="Internet_20_link" text:visited-style-name="Visited_20_Internet_20_Link">FASTA format</text:a>, <text:span text:style-name="T10">simplified</text:span><text:span text:style-name="T5">[1]</text:span>). <text:span text:style-name="T10">Click on the “Browse…” button, navigate to your file and click “OK”</text:span></text:p>
      <text:p text:style-name="P11">The sequence must have a length that is multiple of three, in order to unequivocally determine the frame. If the sequence is not 3n bases long, CCD will raise an error and stop.</text:p>
      <text:p text:style-name="P11">If the sequence does not start with an ATG codon, or does not end with a stop codon (TAA, TGA, TAG), CCD will raise a warning, but will continue and translate the sequence in the frame starting from the first base.</text:p>
      <text:p text:style-name="P14"><text:span text:style-name="T10">Alternatively, clicking on the “Use example sequence” button will paste the DNA sequence of human Geminin (Uniprot </text:span><text:span text:style-name="T11">O75496</text:span><text:span text:style-name="T10">, GEMI_HUMAN) as an example case.</text:span></text:p>
      <text:p text:style-name="P11">After clicking the “Submit” button, CCD will translate <text:span text:style-name="T10">the sequence you provided</text:span> to <text:span text:style-name="T10">the corresponding</text:span> protein so that you can design constructs.</text:p>
      <text:p text:style-name="P11"/>
      <text:p text:style-name="P13"><text:soft-page-break/>[1] Comments (lines starting with ;) are not supported. CCD will only read the first sequence in the file.</text:p>
      <text:p text:style-name="P1"/>
      <text:p text:style-name="P1"/>
      <text:h text:style-name="P23" text:outline-level="1">(Alignment) </text:h>
      <text:p text:style-name="Text_20_body"/>
      <text:p text:style-name="P15">CCD takes the DNA sequence input by the user, translates it to a protein, and maps it to a Uniprot ID using the <text:a xlink:type="simple" xlink:href="http://www.ebi.ac.uk/Tools/picr/" text:style-name="Internet_20_link" text:visited-style-name="Visited_20_Internet_20_Link">PICR (Protein Identifier Cross-Reference)</text:a> tool, using “Exact Sequence” as a mapping criterion<text:span text:style-name="T3">[1]</text:span>.</text:p>
      <text:p text:style-name="P15">Using the Uniprot ID, CCD interrogates the <text:a xlink:type="simple" xlink:href="http://www.ensembl.org/Help/View?id=577" text:style-name="Internet_20_link" text:visited-style-name="Visited_20_Internet_20_Link">ENSEMBL Gene Tree</text:a> database and retrieves a precalculated alignment containing Metazoan (+ <text:span text:style-name="T12">S. cerevisiae</text:span>) orthologs of the query protein.</text:p>
      <text:p text:style-name="P15">CCD then displays an abridged<text:span text:style-name="T6">[2]</text:span> version of that alignment alongside the other predictions based on primary sequence. The alignment is colored using the ClustalW <text:span text:style-name="T13">color</text:span> <text:a xlink:type="simple" xlink:href="http://www.jalview.org/help/html/colourSchemes/clustal.html" text:style-name="Internet_20_link" text:visited-style-name="Visited_20_Internet_20_Link">scheme</text:a>. <text:span text:style-name="T13">The user provided query is positioned at the bottom of the alignment and marked as {Species}_Query</text:span></text:p>
      <text:p text:style-name="P16">It is possible to change the type of orthologs (as <text:a xlink:type="simple" xlink:href="http://www.ensembl.org/info/genome/compara/homology_method.html" text:style-name="Internet_20_link" text:visited-style-name="Visited_20_Internet_20_Link">defined</text:a> by ENSEMBL) displayed in the alignment by choosing the appropriate categories in the “Realign” panel, and then clicking the “Realign” button.</text:p>
      <text:p text:style-name="P20">By default, CCD will display only sequences belonging to common model organisms<text:span text:style-name="T3">[1]</text:span><text:span text:style-name="T15">. It is possible to display all the sequences (within the currently selected homology types) present in the oriignal ENSEMBL alignment (~70-100, on average). To do so, untick the “show only model organisms” checkbox, and press the Realign button to display the whole alignment. Warning: this might take a few seconds </text:span><text:span text:style-name="T16">to a few minutes depending on the number of homologs and the length of the sequence</text:span><text:span text:style-name="T15">.</text:span></text:p>
      <text:p text:style-name="P16">Within the displayed alignment, undesired sequences can be hidden by clicking the “-” symbol in front of the sequence identity. Clicking the “Show all” button will display the hidden sequences again.</text:p>
      <text:p text:style-name="P16"/>
      <text:h text:style-name="P24" text:outline-level="1">Warning: Cannot map the protein sequence to a valid Uniprot / <text:span text:style-name="T14">ENSEMBL </text:span>id</text:h>
      <text:p text:style-name="P17"/>
      <text:p text:style-name="P18">Possible causes: </text:p>
      <text:p text:style-name="P18">(1) The query sequence does not have an identical counterpart in Uniprot. Currently CCD can only match sequences to Uniprot IDs only at 100% identitiy. Future releases of the CCD will allow matching via BLAST</text:p>
      <text:p text:style-name="P18"><text:soft-page-break/>(2) The query sequence does not have a precalculated ENSEMBL Gene Tree alignment. <text:a xlink:type="simple" xlink:href="http://www.ensembl.org/" text:style-name="Internet_20_link" text:visited-style-name="Visited_20_Internet_20_Link">ENSEMBL</text:a> <text:span text:style-name="T14">g</text:span>enomes provide high coverage of Vertebrate species, low coverage of <text:span text:style-name="T14">Invertebrate</text:span> species and no coverage in other Kingdoms / <text:span text:style-name="T14">Domains of life (</text:span>except <text:span text:style-name="T12">S. cerevisiae</text:span>).</text:p>
      <text:p text:style-name="P19">(3) Evil bugs. We apologize :-)</text:p>
      <text:p text:style-name="P18"/>
      <text:p text:style-name="P15">[1]. <text:s/><text:span text:style-name="T14">PICR mapping by </text:span>“<text:span text:style-name="T13">Exact Sequence” will return a Uniprot ID only if the Query sequences corresponds to a database sequence with 100% identity. Any substitution, deletion or insertion in the query sequence compared to its database counterparts will fail the match. In a future release of the CCD, an option to BLAST the sequence instead (allowing for mismatches of any sort) will be provi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3:47:56.454072323</meta:creation-date>
    <dc:date>2017-12-15T16:25:47.064022361</dc:date>
    <meta:editing-duration>PT3H28M53S</meta:editing-duration>
    <meta:editing-cycles>6</meta:editing-cycles>
    <meta:generator>LibreOffice/5.1.6.2$Linux_X86_64 LibreOffice_project/10m0$Build-2</meta:generator>
    <meta:document-statistic meta:table-count="0" meta:image-count="0" meta:object-count="0" meta:page-count="4" meta:paragraph-count="45" meta:word-count="1150" meta:character-count="7146" meta:non-whitespace-character-count="6025"/>
  </office:meta>
</office:document-meta>
</file>